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ce5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Ordem 0</text:p>
          </table:table-cell>
          <table:table-cell table:style-name="ce1" office:value-type="string" calcext:value-type="string">
            <text:p>Ordem 1</text:p>
          </table:table-cell>
          <table:table-cell table:style-name="ce1" office:value-type="string" calcext:value-type="string">
            <text:p>Ordem 2</text:p>
          </table:table-cell>
          <table:table-cell table:style-name="ce1" office:value-type="string" calcext:value-type="string">
            <text:p>Ordem 3</text:p>
          </table:table-cell>
          <table:table-cell table:style-name="ce1" office:value-type="string" calcext:value-type="string">
            <text:p>Ordem 4</text:p>
          </table:table-cell>
          <table:table-cell table:style-name="ce1" office:value-type="string" calcext:value-type="string">
            <text:p>Ordem 5</text:p>
          </table:table-cell>
          <table:table-cell table:style-name="ce1" office:value-type="string" calcext:value-type="string">
            <text:p>Ordem 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6.5" calcext:value-type="float">
            <text:p>6,500000</text:p>
          </table:table-cell>
          <table:table-cell table:number-columns-repeated="6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6" calcext:value-type="float">
            <text:p>0,600000</text:p>
          </table:table-cell>
          <table:table-cell office:value-type="float" office:value="-5.9" calcext:value-type="float">
            <text:p>-5,900000</text:p>
          </table:table-cell>
          <table:table-cell table:number-columns-repeated="5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" calcext:value-type="float">
            <text:p>-1,400000</text:p>
          </table:table-cell>
          <table:table-cell office:value-type="float" office:value="-2" calcext:value-type="float">
            <text:p>-2,000000</text:p>
          </table:table-cell>
          <table:table-cell office:value-type="float" office:value="1.95" calcext:value-type="float">
            <text:p>1,950000</text:p>
          </table:table-cell>
          <table:table-cell table:number-columns-repeated="4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00000</text:p>
          </table:table-cell>
          <table:table-cell office:value-type="float" office:value="2.1" calcext:value-type="float">
            <text:p>2,100000</text:p>
          </table:table-cell>
          <table:table-cell office:value-type="float" office:value="2.05" calcext:value-type="float">
            <text:p>2,050000</text:p>
          </table:table-cell>
          <table:table-cell office:value-type="float" office:value="0.0333333333333332" calcext:value-type="float">
            <text:p>0,033333</text:p>
          </table:table-cell>
          <table:table-cell table:number-columns-repeated="3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,800000</text:p>
          </table:table-cell>
          <table:table-cell office:value-type="float" office:value="6.1" calcext:value-type="float">
            <text:p>6,100000</text:p>
          </table:table-cell>
          <table:table-cell office:value-type="float" office:value="2" calcext:value-type="float">
            <text:p>2,000000</text:p>
          </table:table-cell>
          <table:table-cell office:value-type="float" office:value="-0.0166666666666666" calcext:value-type="float">
            <text:p>-0,016667</text:p>
          </table:table-cell>
          <table:table-cell office:value-type="float" office:value="-0.0125" calcext:value-type="float">
            <text:p>-0,012500</text:p>
          </table:table-cell>
          <table:table-cell table:number-columns-repeated="2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7" calcext:value-type="float">
            <text:p>16,700000</text:p>
          </table:table-cell>
          <table:table-cell office:value-type="float" office:value="9.9" calcext:value-type="float">
            <text:p>9,900000</text:p>
          </table:table-cell>
          <table:table-cell office:value-type="float" office:value="1.9" calcext:value-type="float">
            <text:p>1,900000</text:p>
          </table:table-cell>
          <table:table-cell office:value-type="float" office:value="-0.0333333333333335" calcext:value-type="float">
            <text:p>-0,033333</text:p>
          </table:table-cell>
          <table:table-cell table:style-name="ce6" office:value-type="float" office:value="-0.00416666666666673" calcext:value-type="float">
            <text:p>-0,0041667</text:p>
          </table:table-cell>
          <table:table-cell table:style-name="ce6" office:value-type="float" office:value="0.00166666666666665" calcext:value-type="float">
            <text:p>0,0016667</text:p>
          </table:table-cell>
          <table:table-cell table:style-name="ce7" office:value-type="float" office:value="0" calcext:value-type="float">
            <text:p>0,00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.6" calcext:value-type="float">
            <text:p>30,600000</text:p>
          </table:table-cell>
          <table:table-cell office:value-type="float" office:value="13.9" calcext:value-type="float">
            <text:p>13,900000</text:p>
          </table:table-cell>
          <table:table-cell office:value-type="float" office:value="2" calcext:value-type="float">
            <text:p>2,000000</text:p>
          </table:table-cell>
          <table:table-cell office:value-type="float" office:value="0.0333333333333341" calcext:value-type="float">
            <text:p>0,033333</text:p>
          </table:table-cell>
          <table:table-cell office:value-type="float" office:value="0.0166666666666669" calcext:value-type="float">
            <text:p>0,016667</text:p>
          </table:table-cell>
          <table:table-cell table:style-name="ce6" office:value-type="float" office:value="0.00416666666666673" calcext:value-type="float">
            <text:p>0,0041667</text:p>
          </table:table-cell>
          <table:table-cell table:style-name="ce7" office:value-type="float" office:value="0.00041666666666668" calcext:value-type="float">
            <text:p>0,00041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0:33:41.97491671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16:35:57.572004040</meta:creation-date>
    <dc:date>2021-12-02T10:34:34.376088953</dc:date>
    <meta:editing-duration>PT2M27S</meta:editing-duration>
    <meta:editing-cycles>2</meta:editing-cycles>
    <meta:generator>LibreOffice/7.2.2.2$Linux_X86_64 LibreOffice_project/20$Build-2</meta:generator>
    <meta:document-statistic meta:table-count="1" meta:cell-count="64" meta:object-count="0"/>
  </office:meta>
</office:document-meta>
</file>